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5" style:family="paragraph" style:parent-style-name="Standard" style:list-style-name="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style:font-name="Verdana" fo:font-size="11pt" style:text-underline-style="non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1pt" style:text-underline-style="none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style:font-name="Verdana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ize-asian="11pt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 pgm</text:p>
      <text:p text:style-name="P1"></text:p>
      <text:p text:style-name="P1">PGM est un format d'images bitmaps créé par Jef Poskanzer en 1988. Il découle du format PBM inventé 8 ans plus tôt. </text:p>
      <text:p text:style-name="P1">Ce format est utilisé principalement pour des images constituées de différents niveaux de gris. </text:p>
      <text:p text:style-name="P1">Les niveaux de gris sont codés à l'aide de valeur comprise entre 0 et x. x est la valeur maximale de l'intensité choisie.</text:p>
      <text:p text:style-name="P1">Par définition, un pixel noir est représenté par la valeur 0 tandis qu'un pixel blanc est lui représenté par la valeur de x.</text:p>
      <text:p text:style-name="P1"/>
      <text:p text:style-name="P1"/>
      <text:p text:style-name="P1"/>
      <text:p text:style-name="P1"/>
      <text:p text:style-name="P2">Tutoriel sur les matrices avec JAVA</text:p>
      <text:p text:style-name="P2"/>
      <text:p text:style-name="P2"/>
      <text:p text:style-name="P2"/>
      <text:p text:style-name="P3">I/ Les tableaux bidimensionnels</text:p>
      <text:p text:style-name="P3"/>
      <text:list xml:id="list1159557769" text:style-name="L1">
        <text:list-item>
          <text:list>
            <text:list-item>
              <text:p text:style-name="P4">Déclaration</text:p>
            </text:list-item>
          </text:list>
        </text:list-item>
      </text:list>
      <text:p text:style-name="P3"/>
      <text:p text:style-name="P7">En Java un tableau peut être de différents types, autant que de types de variables.</text:p>
      <text:p text:style-name="P7"/>
      <text:p text:style-name="P7">La forme générale d'une déclaration de tableau en java est la suivante :</text:p>
      <text:p text:style-name="P7"/>
      <text:p text:style-name="P7"><text:tab/>&lt;type du tableau&gt; &lt;nom du tableau&gt; [] = { &lt;contenu du tableau&gt; } ;</text:p>
      <text:p text:style-name="P7"/>
      <text:p text:style-name="P7">Par exemple, pour créer un tableau d'entiers :</text:p>
      <text:p text:style-name="P7"><text:tab/></text:p>
      <text:p text:style-name="P7"><text:tab/>int tableau_Entiers[] = {0, 1, 2, 3, 4, 5, 6, 7, 8, 9} ;</text:p>
      <text:p text:style-name="P7"/>
      <text:p text:style-name="P7">Ou encore un tableau de chaîne de caractère :</text:p>
      <text:p text:style-name="P7"/>
      <text:p text:style-name="P7"><text:tab/>String tableau_Chaines[] = {''chaine1'', ''chaine2''} ; </text:p>
      <text:p text:style-name="P7"/>
      <text:p text:style-name="P7">Ainsi on peut créer des tableaux <text:span text:style-name="T1">bidimensionnels, </text:span><text:span text:style-name="T2">de manière très simple.</text:span></text:p>
      <text:p text:style-name="P7"><text:span text:style-name="T2"/></text:p>
      <text:p text:style-name="P7"><text:span text:style-name="T2">Par exemple avec un tableau à deux dimensions d'entiers :</text:span></text:p>
      <text:p text:style-name="P7"><text:span text:style-name="T2"/></text:p>
      <text:p text:style-name="P7"><text:span text:style-name="T2"><text:tab/>int tableau2D_Entiers[][] = {{0, 1, 2} , {3, 4, 5} } ;</text:span></text:p>
      <text:p text:style-name="P7"><text:span text:style-name="T2"/></text:p>
      <text:p text:style-name="P7"><text:span text:style-name="T2">On peut aussi définir la taille de chaque « tableau » dans le tableau bidimensionnel sans avoir à l'initialiser avec des valeurs.</text:span></text:p>
      <text:p text:style-name="P7"><text:span text:style-name="T2"/></text:p>
      <text:p text:style-name="P7"><text:span text:style-name="T2"><text:tab/>Int tableau2D[5][5] ;</text:span></text:p>
      <text:p text:style-name="P7"><text:span text:style-name="T2"/></text:p>
      <text:p text:style-name="P7"><text:span text:style-name="T2">Ceci nous donnera un tableau de taille 5 par 5, mais il est pour l'instant vide. </text:span></text:p>
      <text:p text:style-name="P7"/>
      <text:p text:style-name="P3"/>
      <text:p text:style-name="P3"/>
      <text:p text:style-name="P5"/>
      <text:list xml:id="list1722259825" text:continue-numbering="true" text:style-name="L1">
        <text:list-item>
          <text:list>
            <text:list-item>
              <text:p text:style-name="P11">Affectation</text:p>
            </text:list-item>
          </text:list>
        </text:list-item>
      </text:list>
      <text:p text:style-name="P3"/>
      <text:p text:style-name="P8">On peut accéder à la valeur d'une case d'un tableau grâce à son indice. (Attention les indices d'un tableau en Java commencent à 0 )</text:p>
      <text:p text:style-name="P8"/>
      <text:p text:style-name="P8">Par exemple, tableau_Chaines[1] correspond à ''chaine2''. </text:p>
      <text:p text:style-name="P8"/>
      <text:p text:style-name="P8">Pour un tableau bidimensionnel c'est le même principe :</text:p>
      <text:p text:style-name="P8"/>
      <text:p text:style-name="P8"><text:tab/>tableau2D_Entier[1][2] = 6 ;</text:p>
      <text:p text:style-name="P8"/>
      <text:p text:style-name="P8"/>
      <text:p text:style-name="P8"/>
      <text:list xml:id="list2055275831" text:style-name="L2">
        <text:list-item>
          <text:list>
            <text:list-item>
              <text:p text:style-name="P10">Initialisation</text:p>
            </text:list-item>
          </text:list>
        </text:list-item>
      </text:list>
      <text:p text:style-name="P9"/>
      <text:p text:style-name="P8">Pour initialiser toutes les valeurs du tableau bidimensionnel, il faut utiliser deux boucles ''for'' imbriquées.</text:p>
      <text:p text:style-name="P8"/>
      <text:p text:style-name="P8">Par exemple :</text:p>
      <text:p text:style-name="P8"/>
      <text:p text:style-name="P8"><text:tab/><text:span text:style-name="T3">int tableau2D_Entiers[2][3] ;</text:span></text:p>
      <text:p text:style-name="P8"><text:span text:style-name="T3"/></text:p>
      <text:p text:style-name="P8"><text:span text:style-name="T3"><text:tab/>for(int i = 0 ; i&lt;2 : i++){</text:span></text:p>
      <text:p text:style-name="P8"><text:span text:style-name="T3"><text:tab/><text:tab/>for(int j = 0 ; j &lt;3 ; j++){</text:span></text:p>
      <text:p text:style-name="P8"><text:span text:style-name="T3"><text:tab/><text:tab/><text:tab/>tableau2D_Entiers[i][j] = 0 ;</text:span></text:p>
      <text:p text:style-name="P8"><text:span text:style-name="T3"><text:tab/><text:tab/>}</text:span></text:p>
      <text:p text:style-name="P8"><text:span text:style-name="T3"><text:tab/>}</text:span></text:p>
      <text:p text:style-name="P8"><text:span text:style-name="T3"/></text:p>
      <text:p text:style-name="P8"><text:span text:style-name="T3">Au final notre tableau ressemblera à : { {0, 0, 0} , {0, 0, 0} }</text:span></text:p>
      <text:p text:style-name="P8"><text:span text:style-name="T3"/></text:p>
      <text:p text:style-name="P8"><text:span text:style-name="T3"/></text:p>
      <text:list xml:id="list2066010624" text:style-name="L3">
        <text:list-item>
          <text:list>
            <text:list-item>
              <text:p text:style-name="P6">Parcours</text:p>
            </text:list-item>
          </text:list>
        </text:list-item>
      </text:list>
      <text:p text:style-name="P3"/>
      <text:p text:style-name="P8">Pour parcourir le tableau bidimensionnel il suffit, comme pour l'initialisation, d'utiliser deux boucles ''for'' imbriquées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1:51:47</meta:creation-date>
    <meta:generator>LibreOffice/3.5$Linux_X86_64 LibreOffice_project/350m1$Build-2</meta:generator>
    <dc:date>2015-02-13T12:42:59</dc:date>
    <meta:editing-duration>PT46M57S</meta:editing-duration>
    <meta:editing-cycles>6</meta:editing-cycles>
    <meta:document-statistic meta:table-count="0" meta:image-count="0" meta:object-count="0" meta:page-count="2" meta:paragraph-count="40" meta:word-count="374" meta:character-count="2108" meta:non-whitespace-character-count="1792"/>
  </office:meta>
</office:document-meta>
</file>